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4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NUTRI MASCOTAS E.I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602602398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7723891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ODRIGUEZ PEREZ, ANDERSO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535912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723891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MESONES PEREZ, JIMMY POOL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4562327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30/11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5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555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0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10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5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5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2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4/11/2021</text:p>
          </table:table-cell>
          <table:table-cell table:style-name="Tabla2.A3" office:value-type="string">
            <text:p text:style-name="P22">5693629</text:p>
          </table:table-cell>
          <table:table-cell table:style-name="Tabla2.D3" office:value-type="string">
            <text:p text:style-name="P23">12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8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4T23:47:4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